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transparent"/>
      <style:text-properties fo:color="#00cc00"/>
    </style:style>
    <style:style style:name="ce7" style:family="table-cell" style:parent-style-name="Default">
      <style:text-properties fo:color="#cc9900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6" table:number-rows-spanned="1">
            <text:p>Estimated model</text:p>
          </table:table-cell>
          <table:covered-table-cell table:style-name="ce1"/>
          <table:covered-table-cell table:number-columns-repeated="4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5" table:number-rows-spanned="1">
            <text:p>Sequential failures and 2 payload case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3" table:number-rows-spanned="1">
            <text:p>Mutation rate 0.05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3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8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 Active</text:p>
          </table:table-cell>
          <table:table-cell/>
          <table:table-cell office:value-type="float" office:value="2.478" calcext:value-type="float">
            <text:p>2,478</text:p>
          </table:table-cell>
          <table:table-cell table:number-columns-repeated="4"/>
          <table:table-cell table:style-name="ce10" office:value-type="float" office:value="1.75" calcext:value-type="float">
            <text:p>1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4"/>
          <table:table-cell table:style-name="ce8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4"/>
          <table:table-cell table:style-name="ce8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/>
          <table:table-cell office:value-type="float" office:value="5.687" calcext:value-type="float">
            <text:p>5,687</text:p>
          </table:table-cell>
          <table:table-cell table:number-columns-repeated="4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/>
          <table:table-cell office:value-type="float" office:value="2.402" calcext:value-type="float">
            <text:p>2,402</text:p>
          </table:table-cell>
          <table:table-cell table:number-columns-repeated="4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/>
          <table:table-cell office:value-type="float" office:value="2.529" calcext:value-type="float">
            <text:p>2,529</text:p>
          </table:table-cell>
          <table:table-cell table:number-columns-repeated="4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table:style-name="ce3" office:value-type="float" office:value="3.252" calcext:value-type="float">
            <text:p>3,252</text:p>
          </table:table-cell>
          <table:table-cell office:value-type="float" office:value="1.579" calcext:value-type="float">
            <text:p>1,579</text:p>
          </table:table-cell>
          <table:table-cell table:number-columns-repeated="3"/>
          <table:table-cell table:style-name="ce3" office:value-type="float" office:value="1.657" calcext:value-type="float">
            <text:p>1,6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table:style-name="ce3" office:value-type="float" office:value="6.914" calcext:value-type="float">
            <text:p>6,914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3.892" calcext:value-type="float">
            <text:p>3,892</text:p>
          </table:table-cell>
          <table:table-cell table:number-columns-repeated="2"/>
          <table:table-cell table:style-name="ce3" office:value-type="float" office:value="1.672" calcext:value-type="float">
            <text:p>1,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table:style-name="ce3" office:value-type="float" office:value="4.857" calcext:value-type="float">
            <text:p>4,857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1.81" calcext:value-type="float">
            <text:p>1,81</text:p>
          </table:table-cell>
          <table:table-cell table:number-columns-repeated="2"/>
          <table:table-cell table:style-name="ce3" office:value-type="float" office:value="1.562" calcext:value-type="float">
            <text:p>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</text:p>
          </table:table-cell>
          <table:table-cell/>
          <table:table-cell office:value-type="float" office:value="2.444" calcext:value-type="float">
            <text:p>2,444</text:p>
          </table:table-cell>
          <table:table-cell table:number-columns-repeated="4"/>
          <table:table-cell table:style-name="ce3" office:value-type="float" office:value="1.81" calcext:value-type="float">
            <text:p>1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 with PIDD</text:p>
          </table:table-cell>
          <table:table-cell/>
          <table:table-cell office:value-type="float" office:value="3.624" calcext:value-type="float">
            <text:p>3,624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Direct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6" office:value-type="float" office:value="2.069" calcext:value-type="float">
            <text:p>2,069</text:p>
          </table:table-cell>
          <table:table-cell table:number-columns-repeated="3"/>
          <table:table-cell table:style-name="ce3" office:value-type="float" office:value="1.591" calcext:value-type="float">
            <text:p>1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table:style-name="ce4" office:value-type="float" office:value="3.995" calcext:value-type="float">
            <text:p>3,995</text:p>
          </table:table-cell>
          <table:table-cell table:style-name="ce4" office:value-type="string" calcext:value-type="string">
            <text:p>x</text:p>
          </table:table-cell>
          <table:table-cell table:style-name="ce9" office:value-type="float" office:value="3.719" calcext:value-type="float">
            <text:p>3,719</text:p>
          </table:table-cell>
          <table:table-cell table:number-columns-repeated="2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table:style-name="ce5" office:value-type="float" office:value="3.842" calcext:value-type="float">
            <text:p>3,842</text:p>
          </table:table-cell>
          <table:table-cell office:value-type="float" office:value="0.7247" calcext:value-type="float">
            <text:p>0,7247</text:p>
          </table:table-cell>
          <table:table-cell table:number-columns-repeated="3"/>
          <table:table-cell table:style-name="ce5" office:value-type="float" office:value="1.689" calcext:value-type="float">
            <text:p>1,6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table:style-name="ce5" office:value-type="float" office:value="6.989" calcext:value-type="float">
            <text:p>6,989</text:p>
          </table:table-cell>
          <table:table-cell table:number-columns-repeated="4"/>
          <table:table-cell table:style-name="ce5"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 table:number-columns-repeated="6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/>
          <table:table-cell table:style-name="ce6" office:value-type="float" office:value="5.088" calcext:value-type="float">
            <text:p>5,088</text:p>
          </table:table-cell>
          <table:table-cell table:number-columns-repeated="4"/>
          <table:table-cell office:value-type="float" office:value="1.831" calcext:value-type="float">
            <text:p>1,83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Erro na passgem de parametros do SOSMC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Tempo de loop muito longo para adaptativo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Erro na definição do controlador adaptativo (r estava definido em função da velocidade em A ao invés de B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" office:value-type="string" calcext:value-type="string">
            <text:p>Mudou o FDD para 9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>
            <text:p>Corrigiu o tensor de ineric do payload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 style:data-style-name="N2" text:time-value="20:27:59.565731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4-23T20:31:48.218560336</dc:date>
    <meta:editing-duration>P6DT11H3M34S</meta:editing-duration>
    <meta:editing-cycles>30</meta:editing-cycles>
    <meta:generator>LibreOffice/5.1.6.2$Linux_X86_64 LibreOffice_project/10m0$Build-2</meta:generator>
    <meta:document-statistic meta:table-count="1" meta:cell-count="102" meta:object-count="0"/>
  </office:meta>
</office:document-meta>
</file>